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Ubuntu" svg:font-family="Ubuntu" style:font-family-generic="swiss"/>
    <style:font-face style:name="文泉驛微米黑" svg:font-family="文泉驛微米黑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2917in" style:auto-text-indent="false"/>
    </style:style>
    <style:style style:name="P2" style:family="paragraph" style:parent-style-name="Text_20_body">
      <style:paragraph-properties fo:margin-left="0in" fo:margin-right="0in" fo:text-indent="0.2917in" style:auto-text-indent="false"/>
    </style:style>
    <style:style style:name="P3" style:family="paragraph" style:parent-style-name="Heading_20_1" style:master-page-name="Standard">
      <style:paragraph-properties fo:text-align="center" style:justify-single-word="false" style:page-number="auto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2pt" style:language-asian="zh" style:country-asian="CN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作者序</text:h>
      <text:p text:style-name="P2">我第一次玩侠盗猎车手（Grand Theft Auto）是在1997年，两年后，我开始对开发这款游戏的R星（Rockerstar）公司进行报道。我花了10年时间进行调研，最终完成了本书。<office:annotation><dc:creator>lance </dc:creator><dc:date>2013-06-03T13:13:09</dc:date><text:p text:style-name="P4"><text:span text:style-name="T1">原文是</text:span><text:span text:style-name="T1">as the franchise boomed</text:span><text:span text:style-name="T1">，</text:span><text:span text:style-name="T1">franchise</text:span><text:span text:style-name="T1">是选举权、经销权的意思。此句应该是说电子游戏销售量的不断增加，可以翻译成：随着电子游戏市场的蓬勃发展（市场一词表明了‘经销’的意味）。在《</text:span><text:span text:style-name="T1">DOOM</text:span><text:span text:style-name="T1">启世录中》，</text:span><text:span text:style-name="T1">franchise</text:span><text:span text:style-name="T1">有销售的意思。“</text:span><text:span text:style-name="T1">They are among the bestselling franchise”</text:span></text:p><text:p text:style-name="P4"><text:span text:style-name="T1"/></text:p></office:annotation>随着游戏市场的蓬勃发展，我开始在一些媒体上撰文介绍游戏文化和游戏行业，包括滚石（Rolling Stone），连线（Wired），纽约时报（the New York Times），专业游戏杂志（GamePro）以及游戏月刊（Electronic Gaming Monthly），并写了我的第一本关于游戏行业的书：《DOOM启世录》。</text:p>
      <text:p text:style-name="Text_20_body"> </text:p>
      <text:p text:style-name="Text_20_body">为了报道R星，我跑遍美国，甚至走出国门：从R星在纽约的办公楼，一直到诞生了GTA的苏格邓迪（Dundee）大街。我度过了无数个漫长的日夜， 去讨论游戏，去走访那些创业公司。我花了几百（甚至几千？）个小时玩游戏，包括与Atari的发明者诺澜-巴什奈尔（Nolan Bushnell）一起玩Pong。还有 格雷-盖珈克思 （Gray Gygax），龙与地下城（Dungeons &amp; Dragons）的发明者之一，在威斯康星一个天气晴朗的下午，我们在日内瓦（Geneva）湖畔一起玩飞盘。</text:p>
      <text:p text:style-name="P1"/>
      <text:p text:style-name="Standard"><text:tab/>伴随着游戏产业的发展，关于暴力游戏的争论不断升级，特别是关于GTA的论战。我关注论战的双方：被指责的游戏公司，还有那些反对游戏公司的人们。 在田纳西州（Tennessee）的一个小镇，我坐在一位泣不成声的女士身旁，<text:soft-page-break/>她的孩子刚刚犯下弥天大过：杀死一人，并使另一人致残。她对R星公司提起一 份两亿五千九百万美元的诉讼，认为R星的游戏GTA涉嫌引诱那孩子犯罪。我前往佛罗里达州的珊瑚墙镇（Coral Gables），在GTA的头号反对者杰克- 汤普森（Jack Thompson）的家中对他进行访问。</text:p>
      <text:p text:style-name="Text_20_body">在华盛顿，我走访了娱乐软件联合会（Entertainment Software Association）的官员。在纽约，我暗访娱乐软件分级委员会（Entertainment Software Rating Board），看他们在 背后如何给游戏分级。在衣阿华（Iowa）的一间不透气的小屋子里，我坐在那里玩GTA，把自己的头接到电子设备上，让大学里的砖家研究我在玩GTA时大 脑的状态。哈！很奇怪吧。</text:p>
      <text:p text:style-name="Text_20_body">这些冒险般的经历促成了本书，尽管在书中我没怎么提及这些经历。这本书不是叙事文学，而是一本关于GTA的故事，一场GTA的游戏狂欢。为了写这本 书，我进行了无数的访问和第一手调查，阅读了无数的文章和法律文件。还有那无数的电视和电台报道，实际上，书中出现的那个滚石杂志的记者就是我本人。</text:p>
      <text:p text:style-name="Text_20_body">首次访问R星之后的数年间，我采访了这家公司的很多人，包括每一位创始人。尽管R星现在的老板拒绝参加本书的采访，但之前的采访为我自由写作提供了 很多资料，并且，从R星的离职员工那里，我得到了很多“小道消息”。有些受访者出于种种原因不愿公开身份，还有一些人勉勉强强的接受了我的采访，我不断游 说、再游说，而他们则不断的拒绝。最终，他们中大多数人还是出现在本书中。当你写这样一本书的时候，有一个有趣的现象：受访的人们刚开始或<text:soft-page-break/>许抵制，但是他 们会慢慢意识到，他们很高兴成为这庞大的故事中的一部分，那故事不光属于他们自己，而且，属于所有人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Ubuntu" svg:font-family="Ubuntu" style:font-family-generic="swiss"/>
    <style:font-face style:name="文泉驛微米黑" svg:font-family="文泉驛微米黑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mbria" fo:font-size="12pt" fo:language="en" fo:country="US" style:letter-kerning="true" style:font-name-asian="WenQuanYi Zen Hei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nnotation_20_text" style:display-name="annotation text" style:family="paragraph" style:parent-style-name="Standard" style:default-outline-level="">
      <style:paragraph-properties fo:text-align="start" style:justify-single-word="false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10.5pt" style:font-size-asian="10.5pt" style:font-size-complex="10.5pt"/>
    </style:style>
    <style:style style:name="注释文本字符" style:family="text" style:parent-style-name="Default_20_Paragraph_20_Font"/>
    <style:style style:name="批注主题字符" style:family="text" style:parent-style-name="注释文本字符">
      <style:text-properties fo:font-weight="bold" style:font-weight-asian="bold" style:font-weight-complex="bold"/>
    </style:style>
    <style:style style:name="批注框文本字符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巨 震</meta:initial-creator>
    <dc:creator>lance </dc:creator>
    <meta:editing-cycles>7</meta:editing-cycles>
    <meta:creation-date>2013-06-03T05:03:00</meta:creation-date>
    <dc:date>2013-06-03T13:14:41</dc:date>
    <meta:editing-duration>PT2M</meta:editing-duration>
    <meta:generator>LibreOffice/3.5$Linux_X86_64 LibreOffice_project/350m1$Build-2</meta:generator>
    <meta:document-statistic meta:table-count="0" meta:image-count="0" meta:object-count="0" meta:page-count="3" meta:paragraph-count="8" meta:word-count="267" meta:character-count="1357" meta:non-whitespace-character-count="15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